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8307" officeooo:paragraph-rsid="00118307"/>
    </style:style>
    <style:style style:name="P2" style:family="paragraph" style:parent-style-name="Standard">
      <style:text-properties officeooo:rsid="00118307" officeooo:paragraph-rsid="00128439"/>
    </style:style>
    <style:style style:name="P3" style:family="paragraph" style:parent-style-name="Standard">
      <style:text-properties officeooo:rsid="0011d2f9" officeooo:paragraph-rsid="0011d2f9"/>
    </style:style>
    <style:style style:name="T1" style:family="text">
      <style:text-properties officeooo:rsid="0011d2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 </text:p>
      <text:p text:style-name="P2">To create a program , which takes credentials of the people with there personal<text:span text:style-name="T1"> interest (for eg:- stockmarket/games/exams) ,etc.), which are publically available online, or, are sold by other companies.Then create random messages based on those interest ,each of those messages would contain a phising attack to extract users information, if the user gets caught in these attacks , they would be sent an email with there credentials , to tell them how they got caught and how to avoid them, all the messages would be sent using social media websites like whatsapp, facebook etc , implemented by scripts written in selenium in python,they would look like genuine emails/messages. They thought behind this idea is to test the human part of an ecosystem because a lot of times it is the human part which is more prone to attacks then the digital part. Also the entire process is going to be automated no human shall have access to anydata of anyone else including people running the website , all the data will be deleted as soon as the user leaves the program.</text:span></text:p>
      <text:p text:style-name="P3">It can be considered the human eqivalent of white hat security testing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17:58:04.933704343</meta:creation-date>
    <dc:date>2020-07-28T18:25:44.712616476</dc:date>
    <meta:editing-duration>PT15M39S</meta:editing-duration>
    <meta:editing-cycles>2</meta:editing-cycles>
    <meta:generator>LibreOffice/6.0.7.3$Linux_X86_64 LibreOffice_project/00m0$Build-3</meta:generator>
    <meta:document-statistic meta:table-count="0" meta:image-count="0" meta:object-count="0" meta:page-count="1" meta:paragraph-count="3" meta:word-count="196" meta:character-count="1137" meta:non-whitespace-character-count="942"/>
  </office:meta>
</office:document-meta>
</file>